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Fira Sans" svg:font-family="'Fira Sans', 'Source Sans Pro',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609cm" fo:text-align="justify" style:justify-single-word="false" fo:background-color="transparent">
        <style:background-image/>
      </style:paragraph-properties>
      <style:text-properties fo:color="#000000" style:font-name="Arial" fo:background-color="#ffffff"/>
    </style:style>
    <style:style style:name="P2" style:family="paragraph" style:parent-style-name="Standard">
      <style:paragraph-properties fo:text-align="justify" style:justify-single-word="false" fo:background-color="transparent">
        <style:background-image/>
      </style:paragraph-properties>
      <style:text-properties fo:color="#000000" style:font-name="Arial" fo:font-size="12.75pt" fo:font-weight="normal" fo:background-color="#ffffff"/>
    </style:style>
    <style:style style:name="P3" style:family="paragraph" style:parent-style-name="Standard">
      <style:paragraph-properties fo:text-align="justify" style:justify-single-word="false" fo:background-color="transparent">
        <style:background-image/>
      </style:paragraph-properties>
      <style:text-properties fo:color="#000000" style:font-name="Arial" fo:font-size="12pt" style:text-underline-style="none" fo:font-weight="normal" fo:background-color="#ffffff" style:font-size-asian="12pt" style:font-size-complex="12pt"/>
    </style:style>
    <style:style style:name="P4" style:family="paragraph" style:parent-style-name="Standard">
      <style:paragraph-properties style:line-height-at-least="0.609cm" fo:text-align="justify" style:justify-single-word="false" fo:background-color="transparent">
        <style:background-image/>
      </style:paragraph-properties>
      <style:text-properties fo:color="#000000" style:font-name="Arial" fo:font-size="12pt" fo:background-color="#ffffff" style:font-size-asian="12pt" style:font-size-complex="12pt"/>
    </style:style>
    <style:style style:name="P5" style:family="paragraph" style:parent-style-name="Standard">
      <style:paragraph-properties fo:text-align="justify" style:justify-single-word="false" fo:background-color="transparent">
        <style:background-image/>
      </style:paragraph-properties>
      <style:text-properties fo:color="#000000" style:font-name="Arial" fo:font-size="12pt" fo:font-weight="normal" fo:background-color="#ffffff" style:font-size-asian="12pt" style:font-size-complex="12pt"/>
    </style:style>
    <style:style style:name="P6" style:family="paragraph" style:parent-style-name="Standard">
      <style:paragraph-properties fo:background-color="transparent">
        <style:background-image/>
      </style:paragraph-properties>
      <style:text-properties style:font-name="Arial" style:text-underline-style="none"/>
    </style:style>
    <style:style style:name="P7" style:family="paragraph" style:parent-style-name="Standard">
      <style:paragraph-properties fo:text-align="justify" style:justify-single-word="false" fo:background-color="transparent">
        <style:background-image/>
      </style:paragraph-properties>
      <style:text-properties style:font-name="Arial" style:text-underline-style="none"/>
    </style:style>
    <style:style style:name="P8" style:family="paragraph" style:parent-style-name="Standard">
      <style:paragraph-properties fo:text-align="justify" style:justify-single-word="false" fo:background-color="transparent">
        <style:background-image/>
      </style:paragraph-properties>
      <style:text-properties style:font-name="Arial" style:text-underline-style="none" fo:font-weight="bold" style:font-weight-asian="bold" style:font-weight-complex="bold"/>
    </style:style>
    <style:style style:name="P9" style:family="paragraph" style:parent-style-name="Standard">
      <style:paragraph-properties fo:text-align="justify" style:justify-single-word="false" fo:background-color="transparent">
        <style:background-image/>
      </style:paragraph-properties>
      <style:text-properties style:font-name="Arial" style:text-underline-style="none" fo:font-weight="normal" style:font-weight-asian="normal" style:font-weight-complex="normal"/>
    </style:style>
    <style:style style:name="P10" style:family="paragraph" style:parent-style-name="Standard">
      <style:paragraph-properties fo:text-align="justify" style:justify-single-word="false" fo:background-color="transparent">
        <style:background-image/>
      </style:paragraph-properties>
      <style:text-properties style:font-name="Arial" fo:font-size="12pt" style:font-size-asian="12pt" style:font-size-complex="12pt"/>
    </style:style>
    <style:style style:name="P11" style:family="paragraph" style:parent-style-name="Standard">
      <style:paragraph-properties fo:text-align="justify" style:justify-single-word="false" fo:background-color="transparent">
        <style:background-image/>
      </style:paragraph-properties>
      <style:text-properties style:font-name="Arial" fo:font-size="14pt" style:text-underline-style="solid" style:text-underline-width="auto" style:text-underline-color="font-color" style:font-size-asian="14pt" style:font-size-complex="14pt"/>
    </style:style>
    <style:style style:name="P12" style:family="paragraph" style:parent-style-name="Standard">
      <style:paragraph-properties fo:text-align="justify" style:justify-single-word="false" fo:background-color="transparent">
        <style:background-image/>
      </style:paragraph-properties>
      <style:text-properties style:font-name="Arial" style:text-underline-style="solid" style:text-underline-width="auto" style:text-underline-color="font-color"/>
    </style:style>
    <style:style style:name="P13" style:family="paragraph" style:parent-style-name="Standard">
      <style:paragraph-properties fo:text-align="justify" style:justify-single-word="false" fo:background-color="transparent">
        <style:background-image/>
      </style:paragraph-properties>
      <style:text-properties style:font-name="Arial"/>
    </style:style>
    <style:style style:name="P14" style:family="paragraph" style:parent-style-name="Standard" style:list-style-name="L1">
      <style:paragraph-properties fo:text-align="justify" style:justify-single-word="false" fo:background-color="transparent">
        <style:background-image/>
      </style:paragraph-properties>
      <style:text-properties style:font-name="Arial"/>
    </style:style>
    <style:style style:name="P15" style:family="paragraph" style:parent-style-name="Standard">
      <style:paragraph-properties fo:text-align="justify" style:justify-single-word="false" fo:background-color="transparent">
        <style:background-image/>
      </style:paragraph-properties>
      <style:text-properties style:font-name="Arial" fo:font-weight="bold" style:font-weight-asian="bold" style:font-weight-complex="bold"/>
    </style:style>
    <style:style style:name="P16" style:family="paragraph" style:parent-style-name="Standard">
      <style:paragraph-properties fo:text-align="justify" style:justify-single-word="false" fo:background-color="transparent">
        <style:background-image/>
      </style:paragraph-properties>
      <style:text-properties fo:color="#d4d4d4" style:font-name="Arial" fo:font-size="12.75pt" fo:font-weight="normal" fo:background-color="#1e1e1e"/>
    </style:style>
    <style:style style:name="T1" style:family="text">
      <style:text-properties fo:font-variant="normal" fo:text-transform="none" fo:color="#000000" fo:font-size="12pt" fo:letter-spacing="normal" fo:font-style="normal"/>
    </style:style>
    <style:style style:name="T2" style:family="text">
      <style:text-properties fo:font-variant="normal" fo:text-transform="none" fo:color="#000000" fo:font-size="12pt" fo:letter-spacing="normal" fo:font-style="normal" fo:font-weight="normal"/>
    </style:style>
    <style:style style:name="T3" style:family="text">
      <style:text-properties fo:font-variant="normal" fo:text-transform="none" fo:color="#000000" fo:font-size="12pt" fo:letter-spacing="normal" fo:font-style="normal" fo:font-weight="normal" fo:background-color="#ffffff"/>
    </style:style>
    <style:style style:name="T4" style:family="text">
      <style:text-properties fo:font-variant="normal" fo:text-transform="none" fo:color="#000000" fo:font-size="12pt" fo:letter-spacing="normal" fo:font-style="normal" style:text-underline-style="none" fo:font-weight="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normal" fo:background-color="#ffffff"/>
    </style:style>
    <style:style style:name="T7" style:family="text">
      <style:text-properties fo:font-variant="normal" fo:text-transform="none" fo:color="#b5cea8" fo:font-size="12pt" fo:letter-spacing="normal" fo:font-style="normal"/>
    </style:style>
    <style:style style:name="T8" style:family="text">
      <style:text-properties fo:font-variant="normal" fo:text-transform="none" fo:font-size="12.75pt" fo:letter-spacing="normal" fo:font-style="normal" fo:font-weight="normal"/>
    </style:style>
    <style:style style:name="T9" style:family="text">
      <style:text-properties fo:font-variant="normal" fo:text-transform="none" fo:font-size="12.75pt" fo:letter-spacing="normal" fo:font-style="normal" style:text-underline-style="none" fo:font-weight="normal"/>
    </style:style>
    <style:style style:name="T10" style:family="text">
      <style:text-properties fo:font-variant="normal" fo:text-transform="none" fo:font-size="12pt" fo:letter-spacing="normal" fo:font-style="normal"/>
    </style:style>
    <style:style style:name="T11" style:family="text">
      <style:text-properties fo:font-variant="normal" fo:text-transform="none" fo:font-size="12pt" fo:letter-spacing="normal" fo:font-style="normal" style:text-underline-style="none"/>
    </style:style>
    <style:style style:name="T12" style:family="text">
      <style:text-properties fo:font-variant="normal" fo:text-transform="none" fo:letter-spacing="normal" fo:font-style="normal"/>
    </style:style>
    <style:style style:name="T13" style:family="text">
      <style:text-properties fo:font-weight="normal"/>
    </style:style>
    <style:style style:name="T14" style:family="text">
      <style:text-properties fo:color="#000000" fo:font-size="12pt" fo:font-weight="normal" fo:background-color="#ffffff" style:font-size-asian="12pt" style:font-size-complex="12pt"/>
    </style:style>
    <style:style style:name="T15" style:family="text">
      <style:text-properties fo:color="#000000" fo:font-size="12pt" style:text-underline-style="none" fo:font-weight="normal" fo:background-color="#ffffff" style:font-size-asian="12pt" style:font-size-complex="12pt"/>
    </style:style>
    <style:style style:name="T16" style:family="text">
      <style:text-properties fo:font-size="12.75pt" fo:font-weight="normal"/>
    </style:style>
    <style:style style:name="T17" style:family="text">
      <style:text-properties fo:font-size="12.75pt" style:text-underline-style="none" fo:font-weight="normal"/>
    </style:style>
    <style:style style:name="T18"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ctividad 1</text:p>
      <text:p text:style-name="P13"/>
      <text:p text:style-name="P13">El script para la creación de la base de datos esta adjunto a la carpeta del proyecto database con el nombre de database.sql.</text:p>
      <text:p text:style-name="P13"/>
      <text:p text:style-name="P15">Actividad 2</text:p>
      <text:p text:style-name="P13"/>
      <text:p text:style-name="P13">Para la conexión de la base de datos crearemos una función donde retornaremos dicha conexión y en nuestro caso la realizaremos basada orientada<text:span text:style-name="T2"> a objetos.</text:span></text:p>
      <text:p text:style-name="P13"><text:span text:style-name="T2"/></text:p>
      <text:p text:style-name="P13"><text:span text:style-name="T2">También capturaremos los errores por si por alguna circunstancia el servicio de la base de datos está caído.</text:span></text:p>
      <text:p text:style-name="P13"><text:span text:style-name="T2"/></text:p>
      <text:p text:style-name="P15"><text:span text:style-name="T1">Actividad 3</text:span></text:p>
      <text:p text:style-name="P13"><text:span text:style-name="T2"/></text:p>
      <text:p text:style-name="P13"><text:span text:style-name="T2">En este ejercicio se nos pide mostrar las 5 ultimas noticias y para ello se a usado la consulta SELECT siguiente:</text:span></text:p>
      <text:p text:style-name="P13"><text:span text:style-name="T2"/></text:p>
      <text:p text:style-name="P13"><text:span text:style-name="T2"><text:tab/><text:tab/></text:span></text:p>
      <text:p text:style-name="P13"><text:span text:style-name="T3"><text:tab/><text:tab/>SELECT * from noticias order by hora_creacion DESC LIMIT 5</text:span></text:p>
      <text:p text:style-name="P13"><text:span text:style-name="T3"/></text:p>
      <text:p text:style-name="P13"><text:span text:style-name="T3"/></text:p>
      <text:p text:style-name="P13"><text:span text:style-name="T3">Realizaremos un bucle while que nos devuelva todos los resultados pedidos en la consulta y dentro de los mismo crearemos los bloques para presentar los datos que nos llegan de la base de datos.</text:span></text:p>
      <text:p text:style-name="P13"><text:span text:style-name="T2"><text:s/></text:span></text:p>
      <text:p text:style-name="P13"><text:span text:style-name="T2"/></text:p>
      <text:p text:style-name="P15"><text:span text:style-name="T1">Actividad 4.</text:span></text:p>
      <text:p text:style-name="P13"><text:span text:style-name="T2"/></text:p>
      <text:p text:style-name="P13"><text:span text:style-name="T2">En esta actividad crearemos el formulario para crear los usuarios y modificarlos, según la petición que nos llegue del usuario.</text:span></text:p>
      <text:p text:style-name="P13"><text:span text:style-name="T2"/></text:p>
      <text:p text:style-name="P13"><text:span text:style-name="T2">Vamos a validar mediante estructuras condicionales todos los datos que el usuario introduzca en el formulario para que se inserten de manera correcta en la base de datos.</text:span></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5"><text:soft-page-break/><text:span text:style-name="T1">Actividad 5</text:span></text:p>
      <text:p text:style-name="P13"><text:span text:style-name="T2"/></text:p>
      <text:p text:style-name="P13"><text:span text:style-name="T2">En este ejercicio vamos a introducir todas las sentencias SQL que ataquen a la base de datos.</text:span></text:p>
      <text:p text:style-name="P13"><text:span text:style-name="T2"/></text:p>
      <text:p text:style-name="P13"><text:span text:style-name="T2">Las sentencias que hemos utilizado son las siguientes:</text:span></text:p>
      <text:p text:style-name="P13"><text:span text:style-name="T2"/></text:p>
      <text:p text:style-name="P11"><text:span text:style-name="T5">Sentencias que atacan a la tabla de usuarios.</text:span></text:p>
      <text:p text:style-name="P13"><text:span text:style-name="T2"/></text:p>
      <text:p text:style-name="P13"><text:span text:style-name="T2"><text:s/>- </text:span><text:span text:style-name="T4">Consultas SELECT:</text:span></text:p>
      <text:p text:style-name="P13"><text:span text:style-name="T3"><text:s text:c="4"/></text:span></text:p>
      <text:p text:style-name="P10"><text:span text:style-name="T6">Obtener todos los usuarios → SELECT * FROM usuarios;</text:span></text:p>
      <text:p text:style-name="P10"><text:span text:style-name="T6">Obtener un usuario en concreto → SELECT * FROM usuarios WHERE id=$id;</text:span></text:p>
      <text:p text:style-name="P10"><text:span text:style-name="T6">Obtener el email de un usuario → SELECT * FROM usuarios WHERE email='$email';</text:span></text:p>
      <text:p text:style-name="P2"><text:span text:style-name="T10"><text:s text:c="4"/></text:span></text:p>
      <text:p text:style-name="P2"><text:span text:style-name="T10"><text:s/>- </text:span><text:span text:style-name="T11">Sentencia INSERT para crear al usuario:</text:span></text:p>
      <text:p text:style-name="P2"><text:span text:style-name="T10"><text:tab/></text:span></text:p>
      <text:p text:style-name="P5"><text:span text:style-name="T12">INSERT INTO usuarios VALUES(null,'$nombre','$passEncrypt','$email',$edad,"</text:span></text:p>
      <text:p text:style-name="P4"><text:span text:style-name="T13">STR_TO_DATE(REPLACE('$fechaNac','/','.') ,GET_FORMAT(date,'EUR')),'$dir',</text:span></text:p>
      <text:p text:style-name="P4"><text:span text:style-name="T13">'$codPos','$provincia','$genero');</text:span></text:p>
      <text:p text:style-name="P1"><text:span text:style-name="T16"/></text:p>
      <text:p text:style-name="P1"><text:span text:style-name="T16">La fecha de nacimiento la setearemos para que se registre en la base de datos en el formato correcto.</text:span></text:p>
      <text:p text:style-name="P1"><text:span text:style-name="T16"/></text:p>
      <text:p text:style-name="P1"><text:span text:style-name="T16">- </text:span><text:span text:style-name="T17">Sentencia UPDATE:</text:span></text:p>
      <text:p text:style-name="P1"/>
      <text:p text:style-name="P1"><text:span text:style-name="T16">UPDATE usuarios SET nombre='$nombre', email='$email', edad=$edad,</text:span></text:p>
      <text:p text:style-name="P1"><text:span text:style-name="T16">fecha_nacimiento=STR_TO_DATE(REPLACE('$fechaNac','/','.') ,GET_FORMAT(date,'EUR')), direccion='$dir', codigo_postal='$codPos', provincia='$provincia',</text:span></text:p>
      <text:p text:style-name="P1"><text:span text:style-name="T16">genero='$genero' WHERE id=$id;</text:span></text:p>
      <text:p text:style-name="P1"/>
      <text:p text:style-name="P1"><text:span text:style-name="T8">- </text:span><text:span text:style-name="T9">Sentencia DELETE:</text:span></text:p>
      <text:p text:style-name="P1"><text:span text:style-name="T8"/></text:p>
      <text:p text:style-name="P2"><text:span text:style-name="T10">DELETE FROM usuarios WHERE id=$id;</text:span></text:p>
      <text:p text:style-name="P16"><text:span text:style-name="T7"/></text:p>
      <text:list xml:id="list4848036884573932189" text:style-name="L1">
        <text:list-item>
          <text:list>
            <text:list-header>
              <text:p text:style-name="P14"><text:span text:style-name="T2"><text:tab/></text:span></text:p>
            </text:list-header>
          </text:list>
        </text:list-item>
      </text:list>
      <text:p text:style-name="P11"><text:span text:style-name="T5">Sentencias que atacan a la tabla de noticias.</text:span></text:p>
      <text:p text:style-name="P12"><text:span text:style-name="T2"/></text:p>
      <text:p text:style-name="P7"><text:span text:style-name="T2">- Consultas Select:</text:span></text:p>
      <text:p text:style-name="P7"/>
      <text:p text:style-name="P13"><text:span text:style-name="T18">Obtener las ultimas 5 noticias ordenadas pro hora de creación de manera descendente →</text:span><text:span text:style-name="T15">SELECT * from noticias order by hora_creacion DESC LIMIT 5;</text:span></text:p>
      <text:p text:style-name="P13"><text:span text:style-name="T15"/></text:p>
      <text:p text:style-name="P13"><text:span text:style-name="T18">Obtener todas las noticias ordenadas por hora de creación de manera descendente </text:span></text:p>
      <text:p text:style-name="P13"><text:span text:style-name="T18">→ </text:span><text:span text:style-name="T14">SELECT * from noticias order by hora_creacion DESC</text:span></text:p>
      <text:p text:style-name="P7"/>
      <text:p text:style-name="P13"><text:span text:style-name="T18">Obtener una noticia en concreto → </text:span><text:span text:style-name="T14">SELECT * FROM noticias WHERE id=$id;</text:span></text:p>
      <text:p text:style-name="P13"><text:span text:style-name="T14"/></text:p>
      <text:p text:style-name="P13"><text:soft-page-break/><text:span text:style-name="T14"/></text:p>
      <text:p text:style-name="P13"><text:span text:style-name="T14">- Sentencia INSERT:</text:span></text:p>
      <text:p text:style-name="P13"><text:span text:style-name="T14"/></text:p>
      <text:p text:style-name="P3">INSERT INTO noticias VALUES(null,'$titulo','$content','$autor',CURTIME(),DEFAULT);</text:p>
      <text:p text:style-name="P7"/>
      <text:p text:style-name="P7">- Sentencias UPDATE:</text:p>
      <text:p text:style-name="P7"/>
      <text:p text:style-name="P3">UPDATE noticias SET titulo='$title',contenido='$content' WHERE id=$id;</text:p>
      <text:p text:style-name="P7"/>
      <text:p text:style-name="P13"><text:span text:style-name="T18">Actualizar likes → </text:span><text:span text:style-name="T14">UPDATE noticias SET likes=likes+1 WHERE id=$id;</text:span></text:p>
      <text:p text:style-name="P7"/>
      <text:p text:style-name="P7">- Sentencias DELETE:</text:p>
      <text:p text:style-name="P7"/>
      <text:p text:style-name="P3">DELETE FROM noticias WHERE id=$id;</text:p>
      <text:p text:style-name="P7"/>
      <text:p text:style-name="P7"/>
      <text:p text:style-name="P7"/>
      <text:p text:style-name="P8">Actividad 6</text:p>
      <text:p text:style-name="P7"/>
      <text:p text:style-name="P6">En esta actividad vamos a listar todos los usuarios que están registrados en la base de datos, tendremos también la opción para crear un nuevo usuario, modificar o eliminar.</text:p>
      <text:p text:style-name="P6"/>
      <text:p text:style-name="P6">El listado de usuarios se realizara mediante un bucle while y la respectiva consultaSQL.</text:p>
      <text:p text:style-name="P6">Dentro de este bucle se crearan los bloques mediante código HTML y los botones respectivos para crear, eliminar o modificar los usuarios.</text:p>
      <text:p text:style-name="P6"/>
      <text:p text:style-name="P7">Cuando el cliente solicite modificar o crear un usuario se le mandara a la pagina del formulario de creación de usuarios, si en concreto quiere modificar, aparecerán todos los datos del usuario seleccionado y podrá actualizar cualquiera de los datos <text:s/>incluido el cambio de contraseña.</text:p>
      <text:p text:style-name="P7"/>
      <text:p text:style-name="P7">Si el cliente desea borrar un usuario se le advertirá antes por si al final no desea eliminarlo.</text:p>
      <text:p text:style-name="P7"/>
      <text:p text:style-name="P7">El cliente solo tendrá permisos de modificar o borrar un usuario si está registrado</text:p>
      <text:p text:style-name="P7"/>
      <text:p text:style-name="P7"/>
      <text:p text:style-name="P8">Actividad 7</text:p>
      <text:p text:style-name="P7"/>
      <text:p text:style-name="P7">En esta actividad vamos a listar todas las noticias que están registradas en la base de datos y si el cliente esta registrado podrá borrar o modificar las noticias.</text:p>
      <text:p text:style-name="P7"/>
      <text:p text:style-name="P6">El listado de noticias se realizara mediante un bucle while y la respectiva consultaSQL.</text:p>
      <text:p text:style-name="P7">Dentro de este bucle se crearan los bloques mediante código HTML y los botones respectivos para eliminar o modificar las noticias.</text:p>
      <text:p text:style-name="P7"/>
      <text:p text:style-name="P7">También se añadirá un botón para darle a “me gusta” a la noticia y a su lado habrá una caja donde se vaya actualizando el numero de likes dinamicamente.</text:p>
      <text:p text:style-name="P7"/>
      <text:p text:style-name="P7">Estos likes se irán actualizando también en la base de datos y a la vez se creara una cookie que tendrá el valor del número de likes de la ultima noticia que se pulso.</text:p>
      <text:p text:style-name="P7"/>
      <text:p text:style-name="P8"><text:soft-page-break/>Actividad 8</text:p>
      <text:p text:style-name="P8"/>
      <text:p text:style-name="P9">En esta actividad vamos a crear la cabecera de la página y se iniciara el documento HTML con el respectivo menú para que el usuario interactué con la página.</text:p>
      <text:p text:style-name="P9"/>
      <text:p text:style-name="P8">Actividad 9</text:p>
      <text:p text:style-name="P8"/>
      <text:p text:style-name="P9">En esta actividad vamos a crear una página para que el cliente se pueda loguear y así tener todas las ventajas de los usuarios registrados (crear/modificar/borrar).</text:p>
      <text:p text:style-name="P9"/>
      <text:p text:style-name="P9">Se validara mediante estructuras condicionales que tanto el email como la contraseña que introduzca el usuario sean validos para que pueda loguearse, una vez validados estos datos se creara una sesión de usuario con todos sus datos y el cliente logueado podrá crear noticias.</text:p>
      <text:p text:style-name="P9"/>
      <text:p text:style-name="P9">También guardaremos en una cookie el nombre de usuario que esta registrado y en el caso que no haya usuario registrado se guardara al usuario como anonimo.</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Fira Sans" svg:font-family="'Fira Sans', 'Source Sans Pro',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 Miguel Flor</meta:initial-creator>
    <meta:creation-date>2020-11-30T19:08:47.44</meta:creation-date>
    <meta:document-statistic meta:table-count="0" meta:image-count="0" meta:object-count="0" meta:page-count="4" meta:paragraph-count="69" meta:word-count="821" meta:character-count="5249"/>
    <dc:date>2020-11-30T21:33:42.79</dc:date>
    <dc:creator>Jose Miguel Flor</dc:creator>
    <meta:editing-duration>PT6M12S</meta:editing-duration>
    <meta:editing-cycles>1</meta:editing-cycles>
    <meta:generator>OpenOffice/4.1.7$Win32 OpenOffice.org_project/417m1$Build-9800</meta:generator>
  </office:meta>
</office:document-meta>
</file>